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0e9558"/>
    </style:style>
    <style:style style:name="P2" style:family="paragraph" style:parent-style-name="Text_20_body">
      <style:text-properties style:font-name="Arial" officeooo:rsid="000e9558" officeooo:paragraph-rsid="000e9558"/>
    </style:style>
    <style:style style:name="P3" style:family="paragraph" style:parent-style-name="Text_20_body">
      <style:text-properties style:font-name="Arial" officeooo:rsid="00393b55" officeooo:paragraph-rsid="00393b55"/>
    </style:style>
    <style:style style:name="P4" style:family="paragraph" style:parent-style-name="Text_20_body">
      <style:text-properties style:font-name="Arial" officeooo:rsid="0049404b" officeooo:paragraph-rsid="0049404b"/>
    </style:style>
    <style:style style:name="P5" style:family="paragraph" style:parent-style-name="Text_20_body">
      <style:text-properties style:font-name="Arial" officeooo:paragraph-rsid="002ca467"/>
    </style:style>
    <style:style style:name="P6" style:family="paragraph" style:parent-style-name="Text_20_body">
      <style:text-properties style:font-name="Arial" fo:font-weight="bold" officeooo:paragraph-rsid="002ca467" style:font-weight-asian="bold" style:font-weight-complex="bold"/>
    </style:style>
    <style:style style:name="P7" style:family="paragraph" style:parent-style-name="Text_20_body">
      <style:text-properties style:font-name="Arial" fo:font-weight="normal" officeooo:rsid="002ca467" officeooo:paragraph-rsid="002ca467" style:font-weight-asian="normal" style:font-weight-complex="normal"/>
    </style:style>
    <style:style style:name="P8" style:family="paragraph" style:parent-style-name="Text_20_body">
      <style:text-properties style:font-name="Arial" fo:font-style="normal" fo:font-weight="normal" officeooo:rsid="002f145a" officeooo:paragraph-rsid="002ca467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Arial" fo:font-style="normal" fo:font-weight="normal" officeooo:rsid="003af258" officeooo:paragraph-rsid="003af25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Arial" officeooo:rsid="003af258" officeooo:paragraph-rsid="003af258"/>
    </style:style>
    <style:style style:name="P11" style:family="paragraph" style:parent-style-name="Heading_20_1">
      <style:text-properties style:font-name="Arial"/>
    </style:style>
    <style:style style:name="P12" style:family="paragraph" style:parent-style-name="Heading_20_1">
      <style:text-properties style:font-name="Arial" officeooo:rsid="00393b55" officeooo:paragraph-rsid="00393b55"/>
    </style:style>
    <style:style style:name="P13" style:family="paragraph" style:parent-style-name="Heading_20_1">
      <style:text-properties style:font-name="Arial" officeooo:rsid="002ca467" officeooo:paragraph-rsid="002ca467"/>
    </style:style>
    <style:style style:name="P14" style:family="paragraph" style:parent-style-name="Heading_20_1">
      <style:text-properties style:font-name="Arial" fo:font-style="normal" fo:font-weight="normal" officeooo:rsid="003af258" officeooo:paragraph-rsid="003af258" style:font-style-asian="normal" style:font-weight-asian="normal" style:font-style-complex="normal" style:font-weight-complex="normal"/>
    </style:style>
    <style:style style:name="T1" style:family="text">
      <style:text-properties officeooo:rsid="001978a8"/>
    </style:style>
    <style:style style:name="T2" style:family="text">
      <style:text-properties officeooo:rsid="002be922"/>
    </style:style>
    <style:style style:name="T3" style:family="text">
      <style:text-properties officeooo:rsid="002ca467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9404b" style:font-style-asian="normal" style:font-weight-asian="normal" style:font-style-complex="normal" style:font-weight-complex="normal"/>
    </style:style>
    <style:style style:name="T6" style:family="text">
      <style:text-properties officeooo:rsid="0034ca50"/>
    </style:style>
    <style:style style:name="T7" style:family="text">
      <style:text-properties officeooo:rsid="00393b55"/>
    </style:style>
    <style:style style:name="T8" style:family="text">
      <style:text-properties officeooo:rsid="003fba74"/>
    </style:style>
    <style:style style:name="T9" style:family="text">
      <style:text-properties officeooo:rsid="0049404b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About</text:h>
      <text:p text:style-name="P1"/>
      <text:p text:style-name="P2">This document describes <text:span text:style-name="T1">the </text:span><text:span text:style-name="T2">API and test</text:span><text:span text:style-name="T9">s</text:span><text:span text:style-name="T2"> to </text:span><text:span text:style-name="T7">retrieve</text:span><text:span text:style-name="T2"> data </text:span><text:span text:style-name="T7">from</text:span><text:span text:style-name="T2"> a </text:span><text:span text:style-name="T9">gossip instance</text:span><text:span text:style-name="T2">. <text:s/></text:span></text:p>
      <text:p text:style-name="P2"/>
      <text:h text:style-name="P12" text:outline-level="1">How it works</text:h>
      <text:p text:style-name="P3"/>
      <text:p text:style-name="P4">A client sends a request to the gossip instance with <text:span text:style-name="T10">SHARD-KEY</text:span> in the headers. From here it will retrieve the instances that are registered on that gossip instance.</text:p>
      <text:h text:style-name="P13" text:outline-level="1">Endpoints </text:h>
      <text:p text:style-name="P5"/>
      <text:p text:style-name="P6"><text:span text:style-name="T6">(</text:span><text:span text:style-name="T8">GET</text:span><text:span text:style-name="T6">) </text:span>/<text:span text:style-name="T3">api/version/</text:span><text:span text:style-name="T9">get_registered_instances</text:span><text:span text:style-name="T3"> → </text:span></text:p>
      <text:p text:style-name="P7"><text:tab/><text:span text:style-name="T9">Headers: SHARD-KEY</text:span></text:p>
      <text:p text:style-name="P7"><text:tab/>Responses:</text:p>
      <text:p text:style-name="P7"><text:tab/><text:tab/>200 → <text:span text:style-name="T9">List of registered instances</text:span> </text:p>
      <text:p text:style-name="P7"><text:tab/><text:tab/>*</text:p>
      <text:p text:style-name="P8"/>
      <text:h text:style-name="P14" text:outline-level="1">Tests</text:h>
      <text:p text:style-name="P9"/>
      <text:p text:style-name="P9">- <text:span text:style-name="T9">attempt to retrieve instances without shard key </text:span></text:p>
      <text:p text:style-name="P9">- <text:span text:style-name="T9">attempt to retrieve instances with an invalid shard key</text:span></text:p>
      <text:p text:style-name="P9">- <text:span text:style-name="T9">attempt to retrieve instances with a valid key</text:span></text:p>
      <text:p text:style-name="P10"><text:span text:style-name="T4">- </text:span><text:span text:style-name="T5">attempt to retrieve instances with a valid key, but no instances are register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6T13:47:06.249000000</dc:date>
    <meta:editing-duration>PT9H46M50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5" meta:word-count="102" meta:character-count="632" meta:non-whitespace-character-count="533"/>
  </office:meta>
</office:document-meta>
</file>